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52mm" fo:break-before="auto" style:use-optimal-row-height="fals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2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style:font-name="Times New Roman"/>
    </style:style>
    <style:style style:name="ce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Economía y Costos – Trabajo Práctico Nº3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Alumno: Darién Julián Ramírez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Presupuesto</text:p>
          </table:table-cell>
          <table:table-cell table:style-name="ce4" office:value-type="float" office:value="4500000" calcext:value-type="float">
            <text:p>4500000</text:p>
          </table:table-cell>
          <table:table-cell/>
          <table:table-cell office:value-type="string" calcext:value-type="string">
            <text:p>Interés </text:p>
          </table:table-cell>
          <table:table-cell table:style-name="ce4" table:formula="of:=1.5/100" office:value-type="float" office:value="0.015" calcext:value-type="float">
            <text:p>0,0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neficiarios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)</text:p>
          </table:table-cell>
          <table:table-cell table:style-name="ce4" office:value-type="float" office:value="4500000" calcext:value-type="float">
            <text:p>45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)</text:p>
          </table:table-cell>
          <table:table-cell office:value-type="string" calcext:value-type="string">
            <text:p>Sistema Francé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Período</text:p>
          </table:table-cell>
          <table:table-cell table:style-name="ce3" office:value-type="string" calcext:value-type="string">
            <text:p>Deuda al inicio del período</text:p>
          </table:table-cell>
          <table:table-cell table:style-name="ce3" office:value-type="string" calcext:value-type="string">
            <text:p>Valor de la cuota</text:p>
          </table:table-cell>
          <table:table-cell table:style-name="ce3" office:value-type="string" calcext:value-type="string">
            <text:p>Interés del período</text:p>
          </table:table-cell>
          <table:table-cell table:style-name="ce3" office:value-type="string" calcext:value-type="string">
            <text:p>Amortización real del período</text:p>
          </table:table-cell>
          <table:table-cell table:style-name="ce3" office:value-type="string" calcext:value-type="string">
            <text:p>Total amortizado hasta el período</text:p>
          </table:table-cell>
          <table:table-cell/>
          <table:table-cell table:style-name="ce3"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500000" calcext:value-type="float">
            <text:p>4500000</text:p>
          </table:table-cell>
          <table:table-cell table:formula="of:=([.B8]*[.E8]*(1+[.E8])^12)/(((1+[.E8])^12)-1)" office:value-type="float" office:value="412559.968078033" calcext:value-type="float">
            <text:p>412559,97</text:p>
          </table:table-cell>
          <table:table-cell table:style-name="ce4" table:formula="of:=[.$E$8]*[.B16]" office:value-type="float" office:value="67500" calcext:value-type="float">
            <text:p>67500</text:p>
          </table:table-cell>
          <table:table-cell table:formula="of:=[.C16]-[.D16]" office:value-type="float" office:value="345059.968078033" calcext:value-type="float">
            <text:p>345059,97</text:p>
          </table:table-cell>
          <table:table-cell table:formula="of:=[.E16]" office:value-type="float" office:value="345059.968078033" calcext:value-type="float">
            <text:p>345059,97</text:p>
          </table:table-cell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formula="of:=[.B16]-[.E16]" office:value-type="float" office:value="4154940.03192197" calcext:value-type="float">
            <text:p>4154940,03</text:p>
          </table:table-cell>
          <table:table-cell office:value-type="float" office:value="412559.968078033" calcext:value-type="float">
            <text:p>412559,97</text:p>
          </table:table-cell>
          <table:table-cell table:formula="of:=[.$E$8]*[.B17]" office:value-type="float" office:value="62324.1004788295" calcext:value-type="float">
            <text:p>62324,10</text:p>
          </table:table-cell>
          <table:table-cell table:formula="of:=[.C17]-[.D17]" office:value-type="float" office:value="350235.867599203" calcext:value-type="float">
            <text:p>350235,87</text:p>
          </table:table-cell>
          <table:table-cell table:formula="of:=SUM([.E16:.E17])" office:value-type="float" office:value="695295.835677236" calcext:value-type="float">
            <text:p>695295,84</text:p>
          </table:table-cell>
          <table:table-cell table:number-columns-repeated="101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formula="of:=[.B17]-[.E17]" office:value-type="float" office:value="3804704.16432276" calcext:value-type="float">
            <text:p>3804704,16</text:p>
          </table:table-cell>
          <table:table-cell office:value-type="float" office:value="412559.968078033" calcext:value-type="float">
            <text:p>412559,97</text:p>
          </table:table-cell>
          <table:table-cell table:formula="of:=[.$E$8]*[.B18]" office:value-type="float" office:value="57070.5624648415" calcext:value-type="float">
            <text:p>57070,56</text:p>
          </table:table-cell>
          <table:table-cell table:formula="of:=[.C18]-[.D18]" office:value-type="float" office:value="355489.405613192" calcext:value-type="float">
            <text:p>355489,41</text:p>
          </table:table-cell>
          <table:table-cell table:formula="of:=SUM([.E16:.E18])" office:value-type="float" office:value="1050785.24129043" calcext:value-type="float">
            <text:p>1050785,24</text:p>
          </table:table-cell>
          <table:table-cell table:number-columns-repeated="101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formula="of:=[.B18]-[.E18]" office:value-type="float" office:value="3449214.75870957" calcext:value-type="float">
            <text:p>3449214,76</text:p>
          </table:table-cell>
          <table:table-cell office:value-type="float" office:value="412559.968078033" calcext:value-type="float">
            <text:p>412559,97</text:p>
          </table:table-cell>
          <table:table-cell table:formula="of:=[.$E$8]*[.B19]" office:value-type="float" office:value="51738.2213806436" calcext:value-type="float">
            <text:p>51738,22</text:p>
          </table:table-cell>
          <table:table-cell table:formula="of:=[.C19]-[.D19]" office:value-type="float" office:value="360821.746697389" calcext:value-type="float">
            <text:p>360821,75</text:p>
          </table:table-cell>
          <table:table-cell table:formula="of:=SUM([.E16:.E19])" office:value-type="float" office:value="1411606.98798782" calcext:value-type="float">
            <text:p>1411606,99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formula="of:=[.B19]-[.E19]" office:value-type="float" office:value="3088393.01201218" calcext:value-type="float">
            <text:p>3088393,01</text:p>
          </table:table-cell>
          <table:table-cell office:value-type="float" office:value="412559.968078033" calcext:value-type="float">
            <text:p>412559,97</text:p>
          </table:table-cell>
          <table:table-cell table:formula="of:=[.$E$8]*[.B20]" office:value-type="float" office:value="46325.8951801827" calcext:value-type="float">
            <text:p>46325,90</text:p>
          </table:table-cell>
          <table:table-cell table:formula="of:=[.C20]-[.D20]" office:value-type="float" office:value="366234.07289785" calcext:value-type="float">
            <text:p>366234,07</text:p>
          </table:table-cell>
          <table:table-cell table:formula="of:=SUM([.E16:.E20])" office:value-type="float" office:value="1777841.06088567" calcext:value-type="float">
            <text:p>1777841,06</text:p>
          </table:table-cell>
          <table:table-cell table:number-columns-repeated="101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formula="of:=[.B20]-[.E20]" office:value-type="float" office:value="2722158.93911433" calcext:value-type="float">
            <text:p>2722158,94</text:p>
          </table:table-cell>
          <table:table-cell office:value-type="float" office:value="412559.968078033" calcext:value-type="float">
            <text:p>412559,97</text:p>
          </table:table-cell>
          <table:table-cell table:formula="of:=[.$E$8]*[.B21]" office:value-type="float" office:value="40832.384086715" calcext:value-type="float">
            <text:p>40832,38</text:p>
          </table:table-cell>
          <table:table-cell table:formula="of:=[.C21]-[.D21]" office:value-type="float" office:value="371727.583991318" calcext:value-type="float">
            <text:p>371727,58</text:p>
          </table:table-cell>
          <table:table-cell table:formula="of:=SUM([.E16:.E21])" office:value-type="float" office:value="2149568.64487699" calcext:value-type="float">
            <text:p>2149568,64</text:p>
          </table:table-cell>
          <table:table-cell table:number-columns-repeated="101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formula="of:=[.B21]-[.E21]" office:value-type="float" office:value="2350431.35512301" calcext:value-type="float">
            <text:p>2350431,36</text:p>
          </table:table-cell>
          <table:table-cell office:value-type="float" office:value="412559.968078033" calcext:value-type="float">
            <text:p>412559,97</text:p>
          </table:table-cell>
          <table:table-cell table:formula="of:=[.$E$8]*[.B22]" office:value-type="float" office:value="35256.4703268452" calcext:value-type="float">
            <text:p>35256,47</text:p>
          </table:table-cell>
          <table:table-cell table:formula="of:=[.C22]-[.D22]" office:value-type="float" office:value="377303.497751188" calcext:value-type="float">
            <text:p>377303,50</text:p>
          </table:table-cell>
          <table:table-cell table:formula="of:=SUM([.E16:.E22])" office:value-type="float" office:value="2526872.14262817" calcext:value-type="float">
            <text:p>2526872,14</text:p>
          </table:table-cell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formula="of:=[.B22]-[.E22]" office:value-type="float" office:value="1973127.85737183" calcext:value-type="float">
            <text:p>1973127,86</text:p>
          </table:table-cell>
          <table:table-cell office:value-type="float" office:value="412559.968078033" calcext:value-type="float">
            <text:p>412559,97</text:p>
          </table:table-cell>
          <table:table-cell table:formula="of:=[.$E$8]*[.B23]" office:value-type="float" office:value="29596.9178605774" calcext:value-type="float">
            <text:p>29596,92</text:p>
          </table:table-cell>
          <table:table-cell table:formula="of:=[.C23]-[.D23]" office:value-type="float" office:value="382963.050217456" calcext:value-type="float">
            <text:p>382963,05</text:p>
          </table:table-cell>
          <table:table-cell table:formula="of:=SUM([.E16:.E23])" office:value-type="float" office:value="2909835.19284563" calcext:value-type="float">
            <text:p>2909835,19</text:p>
          </table:table-cell>
          <table:table-cell table:number-columns-repeated="101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formula="of:=[.B23]-[.E23]" office:value-type="float" office:value="1590164.80715437" calcext:value-type="float">
            <text:p>1590164,81</text:p>
          </table:table-cell>
          <table:table-cell office:value-type="float" office:value="412559.968078033" calcext:value-type="float">
            <text:p>412559,97</text:p>
          </table:table-cell>
          <table:table-cell table:formula="of:=[.$E$8]*[.B24]" office:value-type="float" office:value="23852.4721073156" calcext:value-type="float">
            <text:p>23852,47</text:p>
          </table:table-cell>
          <table:table-cell table:formula="of:=[.C24]-[.D24]" office:value-type="float" office:value="388707.495970717" calcext:value-type="float">
            <text:p>388707,50</text:p>
          </table:table-cell>
          <table:table-cell table:formula="of:=SUM([.E16:.E24])" office:value-type="float" office:value="3298542.68881635" calcext:value-type="float">
            <text:p>3298542,69</text:p>
          </table:table-cell>
          <table:table-cell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formula="of:=[.B24]-[.E24]" office:value-type="float" office:value="1201457.31118365" calcext:value-type="float">
            <text:p>1201457,31</text:p>
          </table:table-cell>
          <table:table-cell office:value-type="float" office:value="412559.968078033" calcext:value-type="float">
            <text:p>412559,97</text:p>
          </table:table-cell>
          <table:table-cell table:formula="of:=[.$E$8]*[.B25]" office:value-type="float" office:value="18021.8596677548" calcext:value-type="float">
            <text:p>18021,86</text:p>
          </table:table-cell>
          <table:table-cell table:formula="of:=[.C25]-[.D25]" office:value-type="float" office:value="394538.108410278" calcext:value-type="float">
            <text:p>394538,11</text:p>
          </table:table-cell>
          <table:table-cell table:formula="of:=SUM([.E16:.E25])" office:value-type="float" office:value="3693080.79722662" calcext:value-type="float">
            <text:p>3693080,80</text:p>
          </table:table-cell>
          <table:table-cell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formula="of:=[.B25]-[.E25]" office:value-type="float" office:value="806919.202773376" calcext:value-type="float">
            <text:p>806919,20</text:p>
          </table:table-cell>
          <table:table-cell office:value-type="float" office:value="412559.968078033" calcext:value-type="float">
            <text:p>412559,97</text:p>
          </table:table-cell>
          <table:table-cell table:formula="of:=[.$E$8]*[.B26]" office:value-type="float" office:value="12103.7880416006" calcext:value-type="float">
            <text:p>12103,79</text:p>
          </table:table-cell>
          <table:table-cell table:formula="of:=[.C26]-[.D26]" office:value-type="float" office:value="400456.180036432" calcext:value-type="float">
            <text:p>400456,18</text:p>
          </table:table-cell>
          <table:table-cell table:formula="of:=SUM([.E16:.E26])" office:value-type="float" office:value="4093536.97726306" calcext:value-type="float">
            <text:p>4093536,98</text:p>
          </table:table-cell>
          <table:table-cell table:number-columns-repeated="101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formula="of:=[.B26]-[.E26]" office:value-type="float" office:value="406463.022736943" calcext:value-type="float">
            <text:p>406463,02</text:p>
          </table:table-cell>
          <table:table-cell office:value-type="float" office:value="412559.968078033" calcext:value-type="float">
            <text:p>412559,97</text:p>
          </table:table-cell>
          <table:table-cell table:formula="of:=[.$E$8]*[.B27]" office:value-type="float" office:value="6096.94534105415" calcext:value-type="float">
            <text:p>6096,95</text:p>
          </table:table-cell>
          <table:table-cell table:formula="of:=[.C27]-[.D27]" office:value-type="float" office:value="406463.022736979" calcext:value-type="float">
            <text:p>406463,02</text:p>
          </table:table-cell>
          <table:table-cell table:formula="of:=SUM([.E16:.E27])" office:value-type="float" office:value="4500000.00000004" calcext:value-type="float">
            <text:p>4500000,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)</text:p>
          </table:table-cell>
          <table:table-cell office:value-type="string" calcext:value-type="string">
            <text:p>Sistema Alemá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Período</text:p>
          </table:table-cell>
          <table:table-cell table:style-name="ce3" office:value-type="string" calcext:value-type="string">
            <text:p>Deuda al inicio del período</text:p>
          </table:table-cell>
          <table:table-cell table:style-name="ce3" office:value-type="string" calcext:value-type="string">
            <text:p>Interés del período</text:p>
          </table:table-cell>
          <table:table-cell table:style-name="ce3" office:value-type="string" calcext:value-type="string">
            <text:p>Amortización real del período</text:p>
          </table:table-cell>
          <table:table-cell table:style-name="ce3" office:value-type="string" calcext:value-type="string">
            <text:p>Valor de la cuota</text:p>
          </table:table-cell>
          <table:table-cell table:style-name="ce3" office:value-type="string" calcext:value-type="string">
            <text:p>Total amortizado hasta el período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500000" calcext:value-type="float">
            <text:p>4500000</text:p>
          </table:table-cell>
          <table:table-cell table:style-name="ce4" table:formula="of:=0.015*[.B32]" office:value-type="float" office:value="67500" calcext:value-type="float">
            <text:p>67500</text:p>
          </table:table-cell>
          <table:table-cell table:style-name="ce4" table:formula="of:=[.B8]/12" office:value-type="float" office:value="375000" calcext:value-type="float">
            <text:p>375000</text:p>
          </table:table-cell>
          <table:table-cell table:style-name="ce4" table:formula="of:=[.D32]+[.C32]" office:value-type="float" office:value="442500" calcext:value-type="float">
            <text:p>442500</text:p>
          </table:table-cell>
          <table:table-cell table:style-name="ce4" table:formula="of:=[.D32]" office:value-type="float" office:value="375000" calcext:value-type="float">
            <text:p>375000</text:p>
          </table:table-cell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.B32]-[.D32]" office:value-type="float" office:value="4125000" calcext:value-type="float">
            <text:p>4125000</text:p>
          </table:table-cell>
          <table:table-cell table:style-name="ce4" table:formula="of:=0.015*[.B33]" office:value-type="float" office:value="61875" calcext:value-type="float">
            <text:p>61875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table:formula="of:=[.D33]+[.C33]" office:value-type="float" office:value="436875" calcext:value-type="float">
            <text:p>436875</text:p>
          </table:table-cell>
          <table:table-cell table:style-name="ce4" table:formula="of:=[.F32]+[.D33]" office:value-type="float" office:value="750000" calcext:value-type="float">
            <text:p>750000</text:p>
          </table:table-cell>
          <table:table-cell table:number-columns-repeated="101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[.B33]-[.D33]" office:value-type="float" office:value="3750000" calcext:value-type="float">
            <text:p>3750000</text:p>
          </table:table-cell>
          <table:table-cell table:style-name="ce4" table:formula="of:=0.015*[.B34]" office:value-type="float" office:value="56250" calcext:value-type="float">
            <text:p>56250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table:formula="of:=[.D34]+[.C34]" office:value-type="float" office:value="431250" calcext:value-type="float">
            <text:p>431250</text:p>
          </table:table-cell>
          <table:table-cell table:style-name="ce4" table:formula="of:=[.F33]+[.D34]" office:value-type="float" office:value="1125000" calcext:value-type="float">
            <text:p>1125000</text:p>
          </table:table-cell>
          <table:table-cell table:number-columns-repeated="101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[.B34]-[.D34]" office:value-type="float" office:value="3375000" calcext:value-type="float">
            <text:p>3375000</text:p>
          </table:table-cell>
          <table:table-cell table:style-name="ce4" table:formula="of:=0.015*[.B35]" office:value-type="float" office:value="50625" calcext:value-type="float">
            <text:p>50625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table:formula="of:=[.D35]+[.C35]" office:value-type="float" office:value="425625" calcext:value-type="float">
            <text:p>425625</text:p>
          </table:table-cell>
          <table:table-cell table:style-name="ce4" table:formula="of:=[.F34]+[.D35]" office:value-type="float" office:value="1500000" calcext:value-type="float">
            <text:p>1500000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table:formula="of:=[.B35]-[.D35]" office:value-type="float" office:value="3000000" calcext:value-type="float">
            <text:p>3000000</text:p>
          </table:table-cell>
          <table:table-cell table:style-name="ce4" table:formula="of:=0.015*[.B36]" office:value-type="float" office:value="45000" calcext:value-type="float">
            <text:p>45000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table:formula="of:=[.D36]+[.C36]" office:value-type="float" office:value="420000" calcext:value-type="float">
            <text:p>420000</text:p>
          </table:table-cell>
          <table:table-cell table:style-name="ce4" table:formula="of:=[.F35]+[.D36]" office:value-type="float" office:value="1875000" calcext:value-type="float">
            <text:p>1875000</text:p>
          </table:table-cell>
          <table:table-cell table:number-columns-repeated="101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table:formula="of:=[.B36]-[.D36]" office:value-type="float" office:value="2625000" calcext:value-type="float">
            <text:p>2625000</text:p>
          </table:table-cell>
          <table:table-cell table:style-name="ce4" table:formula="of:=0.015*[.B37]" office:value-type="float" office:value="39375" calcext:value-type="float">
            <text:p>39375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table:formula="of:=[.D37]+[.C37]" office:value-type="float" office:value="414375" calcext:value-type="float">
            <text:p>414375</text:p>
          </table:table-cell>
          <table:table-cell table:style-name="ce4" table:formula="of:=[.F36]+[.D37]" office:value-type="float" office:value="2250000" calcext:value-type="float">
            <text:p>2250000</text:p>
          </table:table-cell>
          <table:table-cell table:number-columns-repeated="101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table:formula="of:=[.B37]-[.D37]" office:value-type="float" office:value="2250000" calcext:value-type="float">
            <text:p>2250000</text:p>
          </table:table-cell>
          <table:table-cell table:style-name="ce4" table:formula="of:=0.015*[.B38]" office:value-type="float" office:value="33750" calcext:value-type="float">
            <text:p>33750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table:formula="of:=[.D38]+[.C38]" office:value-type="float" office:value="408750" calcext:value-type="float">
            <text:p>408750</text:p>
          </table:table-cell>
          <table:table-cell table:style-name="ce4" table:formula="of:=[.F37]+[.D38]" office:value-type="float" office:value="2625000" calcext:value-type="float">
            <text:p>2625000</text:p>
          </table:table-cell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[.B38]-[.D38]" office:value-type="float" office:value="1875000" calcext:value-type="float">
            <text:p>1875000</text:p>
          </table:table-cell>
          <table:table-cell table:style-name="ce4" table:formula="of:=0.015*[.B39]" office:value-type="float" office:value="28125" calcext:value-type="float">
            <text:p>28125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table:formula="of:=[.D39]+[.C39]" office:value-type="float" office:value="403125" calcext:value-type="float">
            <text:p>403125</text:p>
          </table:table-cell>
          <table:table-cell table:style-name="ce4" table:formula="of:=[.F38]+[.D39]" office:value-type="float" office:value="3000000" calcext:value-type="float">
            <text:p>3000000</text:p>
          </table:table-cell>
          <table:table-cell table:number-columns-repeated="101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table:formula="of:=[.B39]-[.D39]" office:value-type="float" office:value="1500000" calcext:value-type="float">
            <text:p>1500000</text:p>
          </table:table-cell>
          <table:table-cell table:style-name="ce4" table:formula="of:=0.015*[.B40]" office:value-type="float" office:value="22500" calcext:value-type="float">
            <text:p>22500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table:formula="of:=[.D40]+[.C40]" office:value-type="float" office:value="397500" calcext:value-type="float">
            <text:p>397500</text:p>
          </table:table-cell>
          <table:table-cell table:style-name="ce4" table:formula="of:=[.F39]+[.D40]" office:value-type="float" office:value="3375000" calcext:value-type="float">
            <text:p>3375000</text:p>
          </table:table-cell>
          <table:table-cell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formula="of:=[.B40]-[.D40]" office:value-type="float" office:value="1125000" calcext:value-type="float">
            <text:p>1125000</text:p>
          </table:table-cell>
          <table:table-cell table:style-name="ce4" table:formula="of:=0.015*[.B41]" office:value-type="float" office:value="16875" calcext:value-type="float">
            <text:p>16875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table:formula="of:=[.D41]+[.C41]" office:value-type="float" office:value="391875" calcext:value-type="float">
            <text:p>391875</text:p>
          </table:table-cell>
          <table:table-cell table:style-name="ce4" table:formula="of:=[.F40]+[.D41]" office:value-type="float" office:value="3750000" calcext:value-type="float">
            <text:p>3750000</text:p>
          </table:table-cell>
          <table:table-cell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table:formula="of:=[.B41]-[.D41]" office:value-type="float" office:value="750000" calcext:value-type="float">
            <text:p>750000</text:p>
          </table:table-cell>
          <table:table-cell table:style-name="ce4" table:formula="of:=0.015*[.B42]" office:value-type="float" office:value="11250" calcext:value-type="float">
            <text:p>11250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table:formula="of:=[.D42]+[.C42]" office:value-type="float" office:value="386250" calcext:value-type="float">
            <text:p>386250</text:p>
          </table:table-cell>
          <table:table-cell table:style-name="ce4" table:formula="of:=[.F41]+[.D42]" office:value-type="float" office:value="4125000" calcext:value-type="float">
            <text:p>4125000</text:p>
          </table:table-cell>
          <table:table-cell table:number-columns-repeated="101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table:formula="of:=[.B42]-[.D42]" office:value-type="float" office:value="375000" calcext:value-type="float">
            <text:p>375000</text:p>
          </table:table-cell>
          <table:table-cell table:style-name="ce4" table:formula="of:=0.015*[.B43]" office:value-type="float" office:value="5625" calcext:value-type="float">
            <text:p>5625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table:formula="of:=[.D43]+[.C43]" office:value-type="float" office:value="380625" calcext:value-type="float">
            <text:p>380625</text:p>
          </table:table-cell>
          <table:table-cell table:style-name="ce4" table:formula="of:=[.F42]+[.D43]" office:value-type="float" office:value="4500000" calcext:value-type="float">
            <text:p>450000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2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Período</text:p>
          </table:table-cell>
          <table:table-cell table:style-name="ce3" office:value-type="string" calcext:value-type="string">
            <text:p>Deuda al inicio del período</text:p>
          </table:table-cell>
          <table:table-cell table:style-name="ce3" office:value-type="string" calcext:value-type="string">
            <text:p>Valor de la cuota</text:p>
          </table:table-cell>
          <table:table-cell table:style-name="ce3" office:value-type="string" calcext:value-type="string">
            <text:p>Interés del período</text:p>
          </table:table-cell>
          <table:table-cell table:style-name="ce3" office:value-type="string" calcext:value-type="string">
            <text:p>Amortización real del período</text:p>
          </table:table-cell>
          <table:table-cell table:style-name="ce3" office:value-type="string" calcext:value-type="string">
            <text:p>Total amortizado hasta el período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500000" calcext:value-type="float">
            <text:p>4500000</text:p>
          </table:table-cell>
          <table:table-cell table:formula="of:=([.B8]*0.015*POWER(1+0.015;6))/(POWER(1+0.015;6)-1)" office:value-type="float" office:value="789863.465829221" calcext:value-type="float">
            <text:p>789863,47</text:p>
          </table:table-cell>
          <table:table-cell table:style-name="ce4" table:formula="of:=0.015*[.B55]" office:value-type="float" office:value="67500" calcext:value-type="float">
            <text:p>67500</text:p>
          </table:table-cell>
          <table:table-cell table:formula="of:=[.C55]-[.D55]" office:value-type="float" office:value="722363.46582922" calcext:value-type="float">
            <text:p>722363,47</text:p>
          </table:table-cell>
          <table:table-cell table:formula="of:=[.E55]" office:value-type="float" office:value="722363.46582922" calcext:value-type="float">
            <text:p>722363,47</text:p>
          </table:table-cell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formula="of:=[.B55]-[.E55]" office:value-type="float" office:value="3777636.53417078" calcext:value-type="float">
            <text:p>3777636,53</text:p>
          </table:table-cell>
          <table:table-cell office:value-type="float" office:value="789863.465829221" calcext:value-type="float">
            <text:p>789863,47</text:p>
          </table:table-cell>
          <table:table-cell table:formula="of:=0.015*[.B56]" office:value-type="float" office:value="56664.5480125617" calcext:value-type="float">
            <text:p>56664,55</text:p>
          </table:table-cell>
          <table:table-cell table:formula="of:=[.C56]-[.D56]" office:value-type="float" office:value="733198.917816659" calcext:value-type="float">
            <text:p>733198,92</text:p>
          </table:table-cell>
          <table:table-cell table:formula="of:=[.F55]+[.E56]" office:value-type="float" office:value="1455562.38364588" calcext:value-type="float">
            <text:p>1455562,38</text:p>
          </table:table-cell>
          <table:table-cell table:number-columns-repeated="101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formula="of:=[.B56]-[.E56]" office:value-type="float" office:value="3044437.61635412" calcext:value-type="float">
            <text:p>3044437,62</text:p>
          </table:table-cell>
          <table:table-cell office:value-type="float" office:value="789864.465829221" calcext:value-type="float">
            <text:p>789864,47</text:p>
          </table:table-cell>
          <table:table-cell table:formula="of:=0.015*[.B57]" office:value-type="float" office:value="45666.5642453118" calcext:value-type="float">
            <text:p>45666,56</text:p>
          </table:table-cell>
          <table:table-cell table:formula="of:=[.C57]-[.D57]" office:value-type="float" office:value="744197.901583909" calcext:value-type="float">
            <text:p>744197,90</text:p>
          </table:table-cell>
          <table:table-cell table:formula="of:=[.F56]+[.E57]" office:value-type="float" office:value="2199760.28522979" calcext:value-type="float">
            <text:p>2199760,29</text:p>
          </table:table-cell>
          <table:table-cell table:number-columns-repeated="101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formula="of:=[.B57]-[.E57]" office:value-type="float" office:value="2300239.71477021" calcext:value-type="float">
            <text:p>2300239,71</text:p>
          </table:table-cell>
          <table:table-cell office:value-type="float" office:value="789865.465829221" calcext:value-type="float">
            <text:p>789865,47</text:p>
          </table:table-cell>
          <table:table-cell table:formula="of:=0.015*[.B58]" office:value-type="float" office:value="34503.5957215532" calcext:value-type="float">
            <text:p>34503,60</text:p>
          </table:table-cell>
          <table:table-cell table:formula="of:=[.C58]-[.D58]" office:value-type="float" office:value="755361.870107668" calcext:value-type="float">
            <text:p>755361,87</text:p>
          </table:table-cell>
          <table:table-cell table:formula="of:=[.F57]+[.E58]" office:value-type="float" office:value="2955122.15533746" calcext:value-type="float">
            <text:p>2955122,16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formula="of:=[.B58]-[.E58]" office:value-type="float" office:value="1544877.84466254" calcext:value-type="float">
            <text:p>1544877,84</text:p>
          </table:table-cell>
          <table:table-cell office:value-type="float" office:value="789866.465829221" calcext:value-type="float">
            <text:p>789866,47</text:p>
          </table:table-cell>
          <table:table-cell table:formula="of:=0.015*[.B59]" office:value-type="float" office:value="23173.1676699381" calcext:value-type="float">
            <text:p>23173,17</text:p>
          </table:table-cell>
          <table:table-cell table:formula="of:=[.C59]-[.D59]" office:value-type="float" office:value="766693.298159283" calcext:value-type="float">
            <text:p>766693,30</text:p>
          </table:table-cell>
          <table:table-cell table:formula="of:=[.F58]+[.E59]" office:value-type="float" office:value="3721815.45349674" calcext:value-type="float">
            <text:p>3721815,45</text:p>
          </table:table-cell>
          <table:table-cell table:number-columns-repeated="101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formula="of:=[.B59]-[.E59]" office:value-type="float" office:value="778184.54650326" calcext:value-type="float">
            <text:p>778184,55</text:p>
          </table:table-cell>
          <table:table-cell office:value-type="float" office:value="789867.46582922" calcext:value-type="float">
            <text:p>789867,47</text:p>
          </table:table-cell>
          <table:table-cell table:formula="of:=0.015*[.B60]" office:value-type="float" office:value="11672.7681975489" calcext:value-type="float">
            <text:p>11672,77</text:p>
          </table:table-cell>
          <table:table-cell table:formula="of:=[.C60]-[.D60]" office:value-type="float" office:value="778194.697631671" calcext:value-type="float">
            <text:p>778194,70</text:p>
          </table:table-cell>
          <table:table-cell table:formula="of:=[.F59]+[.E60]" office:value-type="float" office:value="4500010.15112841" calcext:value-type="float">
            <text:p>4500010,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Período</text:p>
          </table:table-cell>
          <table:table-cell table:style-name="ce3" office:value-type="string" calcext:value-type="string">
            <text:p>Deuda al inicio del período</text:p>
          </table:table-cell>
          <table:table-cell table:style-name="ce3" office:value-type="string" calcext:value-type="string">
            <text:p>Interés del período</text:p>
          </table:table-cell>
          <table:table-cell table:style-name="ce3" office:value-type="string" calcext:value-type="string">
            <text:p>Amortización real del período</text:p>
          </table:table-cell>
          <table:table-cell table:style-name="ce3" office:value-type="string" calcext:value-type="string">
            <text:p>Valor de la cuota</text:p>
          </table:table-cell>
          <table:table-cell table:style-name="ce3" office:value-type="string" calcext:value-type="string">
            <text:p>Total amortizado hasta el período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500000" calcext:value-type="float">
            <text:p>4500000</text:p>
          </table:table-cell>
          <table:table-cell table:style-name="ce4" office:value-type="float" office:value="67500" calcext:value-type="float">
            <text:p>67500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office:value-type="float" office:value="442500" calcext:value-type="float">
            <text:p>442500</text:p>
          </table:table-cell>
          <table:table-cell table:style-name="ce4" office:value-type="float" office:value="375000" calcext:value-type="float">
            <text:p>375000</text:p>
          </table:table-cell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125000" calcext:value-type="float">
            <text:p>4125000</text:p>
          </table:table-cell>
          <table:table-cell table:style-name="ce4" office:value-type="float" office:value="61875" calcext:value-type="float">
            <text:p>61875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office:value-type="float" office:value="436875" calcext:value-type="float">
            <text:p>436875</text:p>
          </table:table-cell>
          <table:table-cell table:style-name="ce4" office:value-type="float" office:value="750000" calcext:value-type="float">
            <text:p>750000</text:p>
          </table:table-cell>
          <table:table-cell table:number-columns-repeated="101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3750000" calcext:value-type="float">
            <text:p>3750000</text:p>
          </table:table-cell>
          <table:table-cell table:style-name="ce4" office:value-type="float" office:value="56250" calcext:value-type="float">
            <text:p>56250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office:value-type="float" office:value="431250" calcext:value-type="float">
            <text:p>431250</text:p>
          </table:table-cell>
          <table:table-cell table:style-name="ce4" office:value-type="float" office:value="1125000" calcext:value-type="float">
            <text:p>1125000</text:p>
          </table:table-cell>
          <table:table-cell table:number-columns-repeated="101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375000" calcext:value-type="float">
            <text:p>3375000</text:p>
          </table:table-cell>
          <table:table-cell table:style-name="ce4" office:value-type="float" office:value="50625" calcext:value-type="float">
            <text:p>50625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office:value-type="float" office:value="425625" calcext:value-type="float">
            <text:p>425625</text:p>
          </table:table-cell>
          <table:table-cell table:style-name="ce4" office:value-type="float" office:value="1500000" calcext:value-type="float">
            <text:p>1500000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4" office:value-type="string" calcext:value-type="string">
            <text:p>Total a abonar:</text:p>
          </table:table-cell>
          <table:table-cell table:style-name="ce4" table:formula="of:=[.B65]-[.F68]" office:value-type="float" office:value="3000000" calcext:value-type="float">
            <text:p>3000000</text:p>
          </table:table-cell>
          <table:table-cell table:style-name="ce4" table:number-columns-repeated="4"/>
          <table:table-cell table:number-columns-repeated="1018"/>
        </table:table-row>
        <table:table-row table:style-name="ro1" table:number-rows-repeated="6">
          <table:table-cell table:style-name="ce4" table:number-columns-repeated="6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)</text:p>
          </table:table-cell>
          <table:table-cell table:formula="of:=4500000/500"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formula="of:=1.5/100" office:value-type="float" office:value="0.015" calcext:value-type="float">
            <text:p>0,015</text:p>
          </table:table-cell>
          <table:table-cell office:value-type="string" calcext:value-type="string">
            <text:p>mensual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íodo</text:p>
          </table:table-cell>
          <table:table-cell office:value-type="string" calcext:value-type="string">
            <text:p>Deuda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Interés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Total Amor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table:formula="of:=[.B6]/((-1+(1+[.B3])^12)/([.B3]*(1+[.B3])^12))" office:value-type="float" office:value="825.119936156065" calcext:value-type="float">
            <text:p>825,1199361561</text:p>
          </table:table-cell>
          <table:table-cell table:formula="of:=[.B6]*[.$B$3]" office:value-type="float" office:value="135" calcext:value-type="float">
            <text:p>135</text:p>
          </table:table-cell>
          <table:table-cell table:formula="of:=[.C6]-[.D6]" office:value-type="float" office:value="690.119936156065" calcext:value-type="float">
            <text:p>690,1199361561</text:p>
          </table:table-cell>
          <table:table-cell table:formula="of:=[.E6]" office:value-type="float" office:value="690.119936156065" calcext:value-type="float">
            <text:p>690,1199361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]-[.E6]" office:value-type="float" office:value="8309.88006384394" calcext:value-type="float">
            <text:p>8309,8800638439</text:p>
          </table:table-cell>
          <table:table-cell office:value-type="float" office:value="825.119936156065" calcext:value-type="float">
            <text:p>825,1199361561</text:p>
          </table:table-cell>
          <table:table-cell table:formula="of:=[.B7]*[.$B$3]" office:value-type="float" office:value="124.648200957659" calcext:value-type="float">
            <text:p>124,6482009577</text:p>
          </table:table-cell>
          <table:table-cell table:formula="of:=[.C7]-[.D7]" office:value-type="float" office:value="700.471735198406" calcext:value-type="float">
            <text:p>700,4717351984</text:p>
          </table:table-cell>
          <table:table-cell table:formula="of:=[.E7]+[.F6]" office:value-type="float" office:value="1390.59167135447" calcext:value-type="float">
            <text:p>1390,5916713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-[.E7]" office:value-type="float" office:value="7609.40832864553" calcext:value-type="float">
            <text:p>7609,4083286455</text:p>
          </table:table-cell>
          <table:table-cell office:value-type="float" office:value="825.119936156065" calcext:value-type="float">
            <text:p>825,1199361561</text:p>
          </table:table-cell>
          <table:table-cell table:formula="of:=[.B8]*[.$B$3]" office:value-type="float" office:value="114.141124929683" calcext:value-type="float">
            <text:p>114,1411249297</text:p>
          </table:table-cell>
          <table:table-cell table:formula="of:=[.C8]-[.D8]" office:value-type="float" office:value="710.978811226382" calcext:value-type="float">
            <text:p>710,9788112264</text:p>
          </table:table-cell>
          <table:table-cell table:formula="of:=[.E8]+[.F7]" office:value-type="float" office:value="2101.57048258085" calcext:value-type="float">
            <text:p>2101,57048258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-[.E8]" office:value-type="float" office:value="6898.42951741915" calcext:value-type="float">
            <text:p>6898,4295174192</text:p>
          </table:table-cell>
          <table:table-cell office:value-type="float" office:value="825.119936156065" calcext:value-type="float">
            <text:p>825,1199361561</text:p>
          </table:table-cell>
          <table:table-cell table:formula="of:=[.B9]*[.$B$3]" office:value-type="float" office:value="103.476442761287" calcext:value-type="float">
            <text:p>103,4764427613</text:p>
          </table:table-cell>
          <table:table-cell table:formula="of:=[.C9]-[.D9]" office:value-type="float" office:value="721.643493394778" calcext:value-type="float">
            <text:p>721,6434933948</text:p>
          </table:table-cell>
          <table:table-cell table:formula="of:=[.E9]+[.F8]" office:value-type="float" office:value="2823.21397597563" calcext:value-type="float">
            <text:p>2823,21397597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-[.E9]" office:value-type="float" office:value="6176.78602402437" calcext:value-type="float">
            <text:p>6176,7860240244</text:p>
          </table:table-cell>
          <table:table-cell office:value-type="float" office:value="825.119936156065" calcext:value-type="float">
            <text:p>825,1199361561</text:p>
          </table:table-cell>
          <table:table-cell table:formula="of:=[.B10]*[.$B$3]" office:value-type="float" office:value="92.6517903603655" calcext:value-type="float">
            <text:p>92,6517903604</text:p>
          </table:table-cell>
          <table:table-cell table:formula="of:=[.C10]-[.D10]" office:value-type="float" office:value="732.4681457957" calcext:value-type="float">
            <text:p>732,4681457957</text:p>
          </table:table-cell>
          <table:table-cell table:formula="of:=[.E10]+[.F9]" office:value-type="float" office:value="3555.68212177133" calcext:value-type="float">
            <text:p>3555,68212177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-[.E10]" office:value-type="float" office:value="5444.31787822867" calcext:value-type="float">
            <text:p>5444,3178782287</text:p>
          </table:table-cell>
          <table:table-cell office:value-type="float" office:value="825.119936156065" calcext:value-type="float">
            <text:p>825,1199361561</text:p>
          </table:table-cell>
          <table:table-cell table:formula="of:=[.B11]*[.$B$3]" office:value-type="float" office:value="81.66476817343" calcext:value-type="float">
            <text:p>81,6647681734</text:p>
          </table:table-cell>
          <table:table-cell table:formula="of:=[.C11]-[.D11]" office:value-type="float" office:value="743.455167982635" calcext:value-type="float">
            <text:p>743,4551679826</text:p>
          </table:table-cell>
          <table:table-cell table:formula="of:=[.E11]+[.F10]" office:value-type="float" office:value="4299.13728975397" calcext:value-type="float">
            <text:p>4299,1372897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-[.E11]" office:value-type="float" office:value="4700.86271024603" calcext:value-type="float">
            <text:p>4700,862710246</text:p>
          </table:table-cell>
          <table:table-cell office:value-type="float" office:value="825.119936156065" calcext:value-type="float">
            <text:p>825,1199361561</text:p>
          </table:table-cell>
          <table:table-cell table:formula="of:=[.B12]*[.$B$3]" office:value-type="float" office:value="70.5129406536905" calcext:value-type="float">
            <text:p>70,5129406537</text:p>
          </table:table-cell>
          <table:table-cell table:formula="of:=[.C12]-[.D12]" office:value-type="float" office:value="754.606995502374" calcext:value-type="float">
            <text:p>754,6069955024</text:p>
          </table:table-cell>
          <table:table-cell table:formula="of:=[.E12]+[.F11]" office:value-type="float" office:value="5053.74428525634" calcext:value-type="float">
            <text:p>5053,74428525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-[.E12]" office:value-type="float" office:value="3946.25571474366" calcext:value-type="float">
            <text:p>3946,2557147437</text:p>
          </table:table-cell>
          <table:table-cell office:value-type="float" office:value="825.119936156065" calcext:value-type="float">
            <text:p>825,1199361561</text:p>
          </table:table-cell>
          <table:table-cell table:formula="of:=[.B13]*[.$B$3]" office:value-type="float" office:value="59.1938357211549" calcext:value-type="float">
            <text:p>59,1938357212</text:p>
          </table:table-cell>
          <table:table-cell table:formula="of:=[.C13]-[.D13]" office:value-type="float" office:value="765.92610043491" calcext:value-type="float">
            <text:p>765,9261004349</text:p>
          </table:table-cell>
          <table:table-cell table:formula="of:=[.E13]+[.F12]" office:value-type="float" office:value="5819.67038569125" calcext:value-type="float">
            <text:p>5819,6703856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-[.E13]" office:value-type="float" office:value="3180.32961430875" calcext:value-type="float">
            <text:p>3180,3296143088</text:p>
          </table:table-cell>
          <table:table-cell office:value-type="float" office:value="825.119936156065" calcext:value-type="float">
            <text:p>825,1199361561</text:p>
          </table:table-cell>
          <table:table-cell table:formula="of:=[.B14]*[.$B$3]" office:value-type="float" office:value="47.7049442146312" calcext:value-type="float">
            <text:p>47,7049442146</text:p>
          </table:table-cell>
          <table:table-cell table:formula="of:=[.C14]-[.D14]" office:value-type="float" office:value="777.414991941434" calcext:value-type="float">
            <text:p>777,4149919414</text:p>
          </table:table-cell>
          <table:table-cell table:formula="of:=[.E14]+[.F13]" office:value-type="float" office:value="6597.08537763268" calcext:value-type="float">
            <text:p>6597,08537763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-[.E14]" office:value-type="float" office:value="2402.91462236732" calcext:value-type="float">
            <text:p>2402,9146223673</text:p>
          </table:table-cell>
          <table:table-cell office:value-type="float" office:value="825.119936156065" calcext:value-type="float">
            <text:p>825,1199361561</text:p>
          </table:table-cell>
          <table:table-cell table:formula="of:=[.B15]*[.$B$3]" office:value-type="float" office:value="36.0437193355097" calcext:value-type="float">
            <text:p>36,0437193355</text:p>
          </table:table-cell>
          <table:table-cell table:formula="of:=[.C15]-[.D15]" office:value-type="float" office:value="789.076216820555" calcext:value-type="float">
            <text:p>789,0762168206</text:p>
          </table:table-cell>
          <table:table-cell table:formula="of:=[.E15]+[.F14]" office:value-type="float" office:value="7386.16159445324" calcext:value-type="float">
            <text:p>7386,16159445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-[.E15]" office:value-type="float" office:value="1613.83840554676" calcext:value-type="float">
            <text:p>1613,8384055468</text:p>
          </table:table-cell>
          <table:table-cell office:value-type="float" office:value="825.119936156065" calcext:value-type="float">
            <text:p>825,1199361561</text:p>
          </table:table-cell>
          <table:table-cell table:formula="of:=[.B16]*[.$B$3]" office:value-type="float" office:value="24.2075760832014" calcext:value-type="float">
            <text:p>24,2075760832</text:p>
          </table:table-cell>
          <table:table-cell table:formula="of:=[.C16]-[.D16]" office:value-type="float" office:value="800.912360072864" calcext:value-type="float">
            <text:p>800,9123600729</text:p>
          </table:table-cell>
          <table:table-cell table:formula="of:=[.E16]+[.F15]" office:value-type="float" office:value="8187.0739545261" calcext:value-type="float">
            <text:p>8187,07395452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-[.E16]" office:value-type="float" office:value="812.926045473897" calcext:value-type="float">
            <text:p>812,9260454739</text:p>
          </table:table-cell>
          <table:table-cell office:value-type="float" office:value="825.119936156065" calcext:value-type="float">
            <text:p>825,1199361561</text:p>
          </table:table-cell>
          <table:table-cell table:formula="of:=[.B17]*[.$B$3]" office:value-type="float" office:value="12.1938906821085" calcext:value-type="float">
            <text:p>12,1938906821</text:p>
          </table:table-cell>
          <table:table-cell table:formula="of:=[.C17]-[.D17]" office:value-type="float" office:value="812.926045473957" calcext:value-type="float">
            <text:p>812,926045474</text:p>
          </table:table-cell>
          <table:table-cell table:formula="of:=[.E17]+[.F16]" office:value-type="float" office:value="9000.00000000006" calcext:value-type="float">
            <text:p>9000,00000000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íodo</text:p>
          </table:table-cell>
          <table:table-cell office:value-type="string" calcext:value-type="string">
            <text:p>Deuda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Interés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Total Amor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" office:value-type="float" office:value="9000" calcext:value-type="float">
            <text:p>9000</text:p>
          </table:table-cell>
          <table:table-cell table:formula="of:=[.B22]/[.A33]" office:value-type="float" office:value="750" calcext:value-type="float">
            <text:p>750</text:p>
          </table:table-cell>
          <table:table-cell table:formula="of:=[.B22]*[.$B$3]" office:value-type="float" office:value="135" calcext:value-type="float">
            <text:p>135</text:p>
          </table:table-cell>
          <table:table-cell table:formula="of:=[.C22]+[.D22]" office:value-type="float" office:value="885" calcext:value-type="float">
            <text:p>885</text:p>
          </table:table-cell>
          <table:table-cell table:formula="of:=[.C22]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-[.C22]" office:value-type="float" office:value="8250" calcext:value-type="float">
            <text:p>8250</text:p>
          </table:table-cell>
          <table:table-cell office:value-type="float" office:value="750" calcext:value-type="float">
            <text:p>750</text:p>
          </table:table-cell>
          <table:table-cell table:formula="of:=[.B23]*[.$B$3]" office:value-type="float" office:value="123.75" calcext:value-type="float">
            <text:p>123,75</text:p>
          </table:table-cell>
          <table:table-cell table:formula="of:=[.C23]+[.D23]" office:value-type="float" office:value="873.75" calcext:value-type="float">
            <text:p>873,75</text:p>
          </table:table-cell>
          <table:table-cell table:formula="of:=[.C23]+[.F22]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3]-[.C23]" office:value-type="float" office:value="7500" calcext:value-type="float">
            <text:p>7500</text:p>
          </table:table-cell>
          <table:table-cell office:value-type="float" office:value="750" calcext:value-type="float">
            <text:p>750</text:p>
          </table:table-cell>
          <table:table-cell table:formula="of:=[.B24]*[.$B$3]" office:value-type="float" office:value="112.5" calcext:value-type="float">
            <text:p>112,5</text:p>
          </table:table-cell>
          <table:table-cell table:formula="of:=[.C24]+[.D24]" office:value-type="float" office:value="862.5" calcext:value-type="float">
            <text:p>862,5</text:p>
          </table:table-cell>
          <table:table-cell table:formula="of:=[.C24]+[.F23]"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]-[.C24]" office:value-type="float" office:value="6750" calcext:value-type="float">
            <text:p>6750</text:p>
          </table:table-cell>
          <table:table-cell office:value-type="float" office:value="750" calcext:value-type="float">
            <text:p>750</text:p>
          </table:table-cell>
          <table:table-cell table:formula="of:=[.B25]*[.$B$3]" office:value-type="float" office:value="101.25" calcext:value-type="float">
            <text:p>101,25</text:p>
          </table:table-cell>
          <table:table-cell table:formula="of:=[.C25]+[.D25]" office:value-type="float" office:value="851.25" calcext:value-type="float">
            <text:p>851,25</text:p>
          </table:table-cell>
          <table:table-cell table:formula="of:=[.C25]+[.F24]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5]-[.C25]" office:value-type="float" office:value="6000" calcext:value-type="float">
            <text:p>6000</text:p>
          </table:table-cell>
          <table:table-cell office:value-type="float" office:value="750" calcext:value-type="float">
            <text:p>750</text:p>
          </table:table-cell>
          <table:table-cell table:formula="of:=[.B26]*[.$B$3]" office:value-type="float" office:value="90" calcext:value-type="float">
            <text:p>90</text:p>
          </table:table-cell>
          <table:table-cell table:formula="of:=[.C26]+[.D26]" office:value-type="float" office:value="840" calcext:value-type="float">
            <text:p>840</text:p>
          </table:table-cell>
          <table:table-cell table:formula="of:=[.C26]+[.F25]"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6]-[.C26]" office:value-type="float" office:value="5250" calcext:value-type="float">
            <text:p>5250</text:p>
          </table:table-cell>
          <table:table-cell office:value-type="float" office:value="750" calcext:value-type="float">
            <text:p>750</text:p>
          </table:table-cell>
          <table:table-cell table:formula="of:=[.B27]*[.$B$3]" office:value-type="float" office:value="78.75" calcext:value-type="float">
            <text:p>78,75</text:p>
          </table:table-cell>
          <table:table-cell table:formula="of:=[.C27]+[.D27]" office:value-type="float" office:value="828.75" calcext:value-type="float">
            <text:p>828,75</text:p>
          </table:table-cell>
          <table:table-cell table:formula="of:=[.C27]+[.F26]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]-[.C27]" office:value-type="float" office:value="4500" calcext:value-type="float">
            <text:p>4500</text:p>
          </table:table-cell>
          <table:table-cell office:value-type="float" office:value="750" calcext:value-type="float">
            <text:p>750</text:p>
          </table:table-cell>
          <table:table-cell table:formula="of:=[.B28]*[.$B$3]" office:value-type="float" office:value="67.5" calcext:value-type="float">
            <text:p>67,5</text:p>
          </table:table-cell>
          <table:table-cell table:formula="of:=[.C28]+[.D28]" office:value-type="float" office:value="817.5" calcext:value-type="float">
            <text:p>817,5</text:p>
          </table:table-cell>
          <table:table-cell table:formula="of:=[.C28]+[.F27]"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8]-[.C28]" office:value-type="float" office:value="3750" calcext:value-type="float">
            <text:p>3750</text:p>
          </table:table-cell>
          <table:table-cell office:value-type="float" office:value="750" calcext:value-type="float">
            <text:p>750</text:p>
          </table:table-cell>
          <table:table-cell table:formula="of:=[.B29]*[.$B$3]" office:value-type="float" office:value="56.25" calcext:value-type="float">
            <text:p>56,25</text:p>
          </table:table-cell>
          <table:table-cell table:formula="of:=[.C29]+[.D29]" office:value-type="float" office:value="806.25" calcext:value-type="float">
            <text:p>806,25</text:p>
          </table:table-cell>
          <table:table-cell table:formula="of:=[.C29]+[.F28]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]-[.C29]"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formula="of:=[.B30]*[.$B$3]" office:value-type="float" office:value="45" calcext:value-type="float">
            <text:p>45</text:p>
          </table:table-cell>
          <table:table-cell table:formula="of:=[.C30]+[.D30]" office:value-type="float" office:value="795" calcext:value-type="float">
            <text:p>795</text:p>
          </table:table-cell>
          <table:table-cell table:formula="of:=[.C30]+[.F29]"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0]-[.C30]" office:value-type="float" office:value="2250" calcext:value-type="float">
            <text:p>2250</text:p>
          </table:table-cell>
          <table:table-cell office:value-type="float" office:value="750" calcext:value-type="float">
            <text:p>750</text:p>
          </table:table-cell>
          <table:table-cell table:formula="of:=[.B31]*[.$B$3]" office:value-type="float" office:value="33.75" calcext:value-type="float">
            <text:p>33,75</text:p>
          </table:table-cell>
          <table:table-cell table:formula="of:=[.C31]+[.D31]" office:value-type="float" office:value="783.75" calcext:value-type="float">
            <text:p>783,75</text:p>
          </table:table-cell>
          <table:table-cell table:formula="of:=[.C31]+[.F30]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-[.C31]" office:value-type="float" office:value="1500" calcext:value-type="float">
            <text:p>1500</text:p>
          </table:table-cell>
          <table:table-cell office:value-type="float" office:value="750" calcext:value-type="float">
            <text:p>750</text:p>
          </table:table-cell>
          <table:table-cell table:formula="of:=[.B32]*[.$B$3]" office:value-type="float" office:value="22.5" calcext:value-type="float">
            <text:p>22,5</text:p>
          </table:table-cell>
          <table:table-cell table:formula="of:=[.C32]+[.D32]" office:value-type="float" office:value="772.5" calcext:value-type="float">
            <text:p>772,5</text:p>
          </table:table-cell>
          <table:table-cell table:formula="of:=[.C32]+[.F31]" office:value-type="float" office:value="8250" calcext:value-type="float">
            <text:p>8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-[.C32]" office:value-type="float" office:value="750" calcext:value-type="float">
            <text:p>750</text:p>
          </table:table-cell>
          <table:table-cell office:value-type="float" office:value="750" calcext:value-type="float">
            <text:p>750</text:p>
          </table:table-cell>
          <table:table-cell table:formula="of:=[.B33]*[.$B$3]" office:value-type="float" office:value="11.25" calcext:value-type="float">
            <text:p>11,25</text:p>
          </table:table-cell>
          <table:table-cell table:formula="of:=[.C33]+[.D33]" office:value-type="float" office:value="761.25" calcext:value-type="float">
            <text:p>761,25</text:p>
          </table:table-cell>
          <table:table-cell table:formula="of:=[.C33]+[.F32]" office:value-type="float" office:value="9000" calcext:value-type="float">
            <text:p>9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)</text:p>
          </table:table-cell>
          <table:table-cell table:formula="of:=[.B3]" office:value-type="float" office:value="0.015" calcext:value-type="float">
            <text:p>0,01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íodo</text:p>
          </table:table-cell>
          <table:table-cell office:value-type="string" calcext:value-type="string">
            <text:p>Deuda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Interés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Total Amor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*(1+[.B3])^6" office:value-type="float" office:value="9840.98937548376" calcext:value-type="float">
            <text:p>9840,9893754838</text:p>
          </table:table-cell>
          <table:table-cell table:formula="of:=[.B40]/((-1+(1+[.B37])^6)/([.B37]*(1+[.B37])^6))" office:value-type="float" office:value="1727.3417722907" calcext:value-type="float">
            <text:p>1727,3417722907</text:p>
          </table:table-cell>
          <table:table-cell table:formula="of:=[.B40]*[.$B$37]" office:value-type="float" office:value="147.614840632256" calcext:value-type="float">
            <text:p>147,6148406323</text:p>
          </table:table-cell>
          <table:table-cell table:formula="of:=[.C40]-[.D40]" office:value-type="float" office:value="1579.72693165844" calcext:value-type="float">
            <text:p>1579,7269316584</text:p>
          </table:table-cell>
          <table:table-cell table:formula="of:=[.E40]" office:value-type="float" office:value="1579.72693165844" calcext:value-type="float">
            <text:p>1579,7269316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0]-[.E40]" office:value-type="float" office:value="8261.26244382532" calcext:value-type="float">
            <text:p>8261,2624438253</text:p>
          </table:table-cell>
          <table:table-cell table:formula="of:=[.C40]" office:value-type="float" office:value="1727.3417722907" calcext:value-type="float">
            <text:p>1727,3417722907</text:p>
          </table:table-cell>
          <table:table-cell table:formula="of:=[.B41]*[.$B$37]" office:value-type="float" office:value="123.91893665738" calcext:value-type="float">
            <text:p>123,9189366574</text:p>
          </table:table-cell>
          <table:table-cell table:formula="of:=[.C41]-[.D41]" office:value-type="float" office:value="1603.42283563332" calcext:value-type="float">
            <text:p>1603,4228356333</text:p>
          </table:table-cell>
          <table:table-cell table:formula="of:=[.E41]+[.F40]" office:value-type="float" office:value="3183.14976729176" calcext:value-type="float">
            <text:p>3183,1497672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1]-[.E41]" office:value-type="float" office:value="6657.839608192" calcext:value-type="float">
            <text:p>6657,839608192</text:p>
          </table:table-cell>
          <table:table-cell table:formula="of:=[.C41]" office:value-type="float" office:value="1727.3417722907" calcext:value-type="float">
            <text:p>1727,3417722907</text:p>
          </table:table-cell>
          <table:table-cell table:formula="of:=[.B42]*[.$B$37]" office:value-type="float" office:value="99.86759412288" calcext:value-type="float">
            <text:p>99,8675941229</text:p>
          </table:table-cell>
          <table:table-cell table:formula="of:=[.C42]-[.D42]" office:value-type="float" office:value="1627.47417816782" calcext:value-type="float">
            <text:p>1627,4741781678</text:p>
          </table:table-cell>
          <table:table-cell table:formula="of:=[.E42]+[.F41]" office:value-type="float" office:value="4810.62394545958" calcext:value-type="float">
            <text:p>4810,62394545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2]-[.E42]" office:value-type="float" office:value="5030.36543002418" calcext:value-type="float">
            <text:p>5030,3654300242</text:p>
          </table:table-cell>
          <table:table-cell table:formula="of:=[.C42]" office:value-type="float" office:value="1727.3417722907" calcext:value-type="float">
            <text:p>1727,3417722907</text:p>
          </table:table-cell>
          <table:table-cell table:formula="of:=[.B43]*[.$B$37]" office:value-type="float" office:value="75.4554814503627" calcext:value-type="float">
            <text:p>75,4554814504</text:p>
          </table:table-cell>
          <table:table-cell table:formula="of:=[.C43]-[.D43]" office:value-type="float" office:value="1651.88629084033" calcext:value-type="float">
            <text:p>1651,8862908403</text:p>
          </table:table-cell>
          <table:table-cell table:formula="of:=[.E43]+[.F42]" office:value-type="float" office:value="6462.51023629991" calcext:value-type="float">
            <text:p>6462,5102362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3]-[.E43]" office:value-type="float" office:value="3378.47913918385" calcext:value-type="float">
            <text:p>3378,4791391839</text:p>
          </table:table-cell>
          <table:table-cell table:formula="of:=[.C43]" office:value-type="float" office:value="1727.3417722907" calcext:value-type="float">
            <text:p>1727,3417722907</text:p>
          </table:table-cell>
          <table:table-cell table:formula="of:=[.B44]*[.$B$37]" office:value-type="float" office:value="50.6771870877577" calcext:value-type="float">
            <text:p>50,6771870878</text:p>
          </table:table-cell>
          <table:table-cell table:formula="of:=[.C44]-[.D44]" office:value-type="float" office:value="1676.66458520294" calcext:value-type="float">
            <text:p>1676,6645852029</text:p>
          </table:table-cell>
          <table:table-cell table:formula="of:=[.E44]+[.F43]" office:value-type="float" office:value="8139.17482150285" calcext:value-type="float">
            <text:p>8139,17482150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4]-[.E44]" office:value-type="float" office:value="1701.81455398091" calcext:value-type="float">
            <text:p>1701,8145539809</text:p>
          </table:table-cell>
          <table:table-cell table:formula="of:=[.C44]" office:value-type="float" office:value="1727.3417722907" calcext:value-type="float">
            <text:p>1727,3417722907</text:p>
          </table:table-cell>
          <table:table-cell table:formula="of:=[.B45]*[.$B$37]" office:value-type="float" office:value="25.5272183097136" calcext:value-type="float">
            <text:p>25,5272183097</text:p>
          </table:table-cell>
          <table:table-cell table:formula="of:=[.C45]-[.D45]" office:value-type="float" office:value="1701.81455398098" calcext:value-type="float">
            <text:p>1701,814553981</text:p>
          </table:table-cell>
          <table:table-cell table:formula="of:=[.E45]+[.F44]" office:value-type="float" office:value="9840.98937548384" calcext:value-type="float">
            <text:p>9840,989375483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formula="of:=SUM([.C26:.C33])" office:value-type="float" office:value="6000" calcext:value-type="float">
            <text:p>6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2:11:59.1606394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5:07:41.096000000</meta:creation-date>
    <dc:date>2016-06-24T13:04:36.865932205</dc:date>
    <meta:editing-duration>PT45M30S</meta:editing-duration>
    <meta:editing-cycles>6</meta:editing-cycles>
    <meta:generator>LibreOffice/5.1.3.2$Linux_X86_64 LibreOffice_project/10m0$Build-2</meta:generator>
    <meta:document-statistic meta:table-count="2" meta:cell-count="457" meta:object-count="0"/>
  </office:meta>
</office:document-meta>
</file>